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7586021334555841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4924060376797549073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3397569678575105395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161600583192346639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8705118784351500624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1622298475310039882" text:style-name="L6">
        <text:list-item>
          <text:p text:style-name="P6">Hoe voeg je een Javascript-file toe aan je HTML-file?</text:p>
          <text:p text:style-name="P6"/>
        </text:list-item>
      </text:list>
      <text:list xml:id="list6841879513823404826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1722102342875211467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7779635726030860925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8974804968091168382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8216585938943488246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4859137964950225775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4379938458350094345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list xml:id="list70452521197226153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75230689597121862" text:style-name="L16">
        <text:list-item>
          <text:p text:style-name="P16">3hello</text:p>
        </text:list-item>
      </text:list>
      <text:list xml:id="list6467923666421421889" text:style-name="L15">
        <text:list-item>
          <text:p text:style-name="P15">hello_world&lt;-</text:p>
          <text:p text:style-name="P15"/>
        </text:list-item>
      </text:list>
      <text:list xml:id="list8468016578469020606" text:style-name="L17">
        <text:list-item>
          <text:p text:style-name="P17">Wat is een syntactische fout?</text:p>
          <text:p text:style-name="P17">Fout maken in </text:p>
          <text:p text:style-name="P17"/>
        </text:list-item>
      </text:list>
      <text:list xml:id="list8514364112152130400" text:style-name="L18">
        <text:list-item>
          <text:p text:style-name="P18">Wat is een semantische fout?</text:p>
          <text:p text:style-name="P18"/>
        </text:list-item>
      </text:list>
      <text:p text:style-name="Standard"/>
      <text:p text:style-name="Standard"/>
      <text:list xml:id="list3873755549682235830" text:style-name="L19">
        <text:list-item>
          <text:p text:style-name="P19"><text:soft-page-break/>Leg het verschil uit tussen een syntactische en een semantische fout.</text:p>
          <text:p text:style-name="P19"/>
          <text:p text:style-name="P19"/>
        </text:list-item>
      </text:list>
      <text:list xml:id="list1851868610957057748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1801490236885796198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7046661204795976511" text:style-name="L22">
        <text:list-item>
          <text:p text:style-name="P22">Leg het verschil uit tussen console.log(“herder”) en console.log(herder).</text:p>
          <text:p text:style-name="P22"/>
          <text:p text:style-name="P22"/>
        </text:list-item>
      </text:list>
      <text:list xml:id="list3758474360176464638" text:style-name="L23">
        <text:list-item>
          <text:p text:style-name="P23">Wat is een “legacy problem”?</text:p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824326012588256287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60800907033370930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5327771871194106701" text:style-name="L26">
        <text:list-item>
          <text:p text:style-name="P26">Wat is een operator?</text:p>
          <text:p text:style-name="P26"/>
        </text:list-item>
      </text:list>
      <text:list xml:id="list8481770730052589321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5684389388089365651" text:style-name="L28">
        <text:list-item>
          <text:p text:style-name="P28">Wat verschijnt er in de console?</text:p>
          <text:p text:style-name="P28"/>
        </text:list-item>
      </text:list>
      <text:p text:style-name="Standard"/>
      <text:list xml:id="list5401887289017199116" text:style-name="L29">
        <text:list-item>
          <text:p text:style-name="P29">Wat verschijnt er in de console?</text:p>
          <text:p text:style-name="P29"/>
        </text:list-item>
      </text:list>
      <text:p text:style-name="Standard"/>
      <text:list xml:id="list2863539090965787341" text:style-name="L30">
        <text:list-item>
          <text:p text:style-name="P30">Wat verschijnt er in de console?</text:p>
          <text:p text:style-name="P30"/>
        </text:list-item>
      </text:list>
      <text:p text:style-name="Standard"/>
      <text:list xml:id="list8368433217304366495" text:style-name="L31">
        <text:list-item>
          <text:p text:style-name="P31">Wat verschijnt er in de console?</text:p>
          <text:p text:style-name="P31"/>
        </text:list-item>
      </text:list>
      <text:p text:style-name="Standard"/>
      <text:list xml:id="list6960593636127788580" text:style-name="L32">
        <text:list-item>
          <text:p text:style-name="P32">Wat verschijnt er in de console?</text:p>
          <text:p text:style-name="P32"/>
        </text:list-item>
      </text:list>
      <text:p text:style-name="Standard"><text:soft-page-break/></text:p>
      <text:list xml:id="list6894401183883434729" text:style-name="L33">
        <text:list-item>
          <text:p text:style-name="P33">Wat verschijnt er in de console?</text:p>
          <text:p text:style-name="P33"/>
        </text:list-item>
      </text:list>
      <text:p text:style-name="Standard"/>
      <text:list xml:id="list3810121755142565751" text:style-name="L34">
        <text:list-item>
          <text:p text:style-name="P34">Wat verschijnt er in de console?</text:p>
          <text:p text:style-name="P34"/>
        </text:list-item>
      </text:list>
      <text:p text:style-name="Standard"/>
      <text:list xml:id="list6426553861869897979" text:style-name="L35">
        <text:list-item>
          <text:p text:style-name="P35">Wat verschijnt er in de console?</text:p>
          <text:p text:style-name="P35"/>
        </text:list-item>
      </text:list>
      <text:p text:style-name="Standard"/>
      <text:list xml:id="list4954490831013685409" text:style-name="L36">
        <text:list-item>
          <text:p text:style-name="P36">Wat verschijnt er in de console?</text:p>
          <text:p text:style-name="P36"/>
        </text:list-item>
      </text:list>
      <text:p text:style-name="Standard"/>
      <text:list xml:id="list2838758829224715597" text:style-name="L37">
        <text:list-item>
          <text:p text:style-name="P37">Wat verschijnt er in de console?</text:p>
          <text:p text:style-name="P37"/>
        </text:list-item>
      </text:list>
      <text:p text:style-name="Standard"/>
      <text:list xml:id="list4521741642320175687" text:style-name="L38">
        <text:list-item>
          <text:p text:style-name="P38">Wat verschijnt er in de console?</text:p>
          <text:p text:style-name="P38"/>
        </text:list-item>
      </text:list>
      <text:p text:style-name="Standard"/>
      <text:list xml:id="list2895764144887419930" text:style-name="L39">
        <text:list-item>
          <text:p text:style-name="P39">Wat is “operator precedence”? Geef een voorbeeld met code waarbij je “precedence” in actie ziet.</text:p>
          <text:p text:style-name="P39"/>
        </text:list-item>
      </text:list>
      <text:list xml:id="list2046749425518122073" text:style-name="L40">
        <text:list-item>
          <text:p text:style-name="P40">Wat is de “operator precedence” van “Addition”?</text:p>
          <text:p text:style-name="P40"/>
        </text:list-item>
      </text:list>
      <text:list xml:id="list8558416425599503128" text:style-name="L41">
        <text:list-item>
          <text:p text:style-name="P41">Wat is de “operator precedence” van “void”?</text:p>
          <text:p text:style-name="P41"/>
        </text:list-item>
      </text:list>
      <text:list xml:id="list2657083604163215822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<text:soft-page-break/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<text:soft-page-break/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5M51S</meta:editing-duration>
    <meta:editing-cycles>23</meta:editing-cycles>
    <meta:generator>OpenOffice/4.1.13$Win32 OpenOffice.org_project/4113m1$Build-9810</meta:generator>
    <dc:date>2022-11-29T10:03:57.76</dc:date>
    <meta:document-statistic meta:table-count="0" meta:image-count="0" meta:object-count="0" meta:page-count="5" meta:paragraph-count="143" meta:word-count="1165" meta:character-count="6421"/>
    <meta:user-defined meta:name="Info 1"/>
    <meta:user-defined meta:name="Info 2"/>
    <meta:user-defined meta:name="Info 3"/>
    <meta:user-defined meta:name="Info 4"/>
  </office:meta>
</office:document-meta>
</file>